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2.75cm" fo:min-width="17.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 loext:decorative="false"/>
      <style:paragraph-properties style:writing-mode="lr-tb"/>
    </style:style>
    <style:style style:name="gr3" style:family="graphic" style:parent-style-name="standard">
      <style:graphic-properties svg:stroke-color="#3465a4" draw:fill-color="#ffffff" draw:textarea-horizontal-align="justify" draw:textarea-vertical-align="middle" draw:auto-grow-height="false" fo:min-height="4.25cm" fo:min-width="16.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3cm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75cm" fo:min-width="6.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25cm" fo:min-width="1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4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8cm" svg:height="13cm" svg:x="1.25cm" svg:y="3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87cm" svg:height="0.962cm" svg:x="1.25cm" svg:y="2.25cm">
          <draw:text-box>
            <text:p>cluster (=context)</text:p>
          </draw:text-box>
        </draw:frame>
        <draw:custom-shape draw:style-name="gr3" draw:text-style-name="P3" draw:layer="layout" svg:width="17cm" svg:height="4.5cm" svg:x="1.75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cm" svg:height="4.5cm" svg:x="1.75cm" svg:y="11.2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7.559cm" svg:height="0.962cm" svg:x="1.691cm" svg:y="3.75cm">
          <draw:text-box>
            <text:p>kube-system namespace</text:p>
          </draw:text-box>
        </draw:frame>
        <draw:frame draw:style-name="gr5" draw:text-style-name="P2" draw:layer="layout" svg:width="3.783cm" svg:height="0.962cm" svg:x="1.717cm" svg:y="10.25cm">
          <draw:text-box>
            <text:p>namespace</text:p>
          </draw:text-box>
        </draw:frame>
        <draw:custom-shape draw:style-name="gr6" draw:text-style-name="P3" draw:layer="layout" svg:width="7cm" svg:height="3cm" svg:x="2.25cm" svg:y="12.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56cm" svg:height="0.962cm" svg:x="2.19cm" svg:y="11.5cm">
          <draw:text-box>
            <text:p>pod</text:p>
          </draw:text-box>
        </draw:frame>
        <draw:custom-shape draw:style-name="gr8" draw:text-style-name="P3" draw:layer="layout" svg:width="1.5cm" svg:height="1.5cm" svg:x="2.75cm" svg:y="1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5cm" svg:height="1.5cm" svg:x="7cm" svg:y="13.5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3.114cm" svg:height="0.962cm" svg:x="4.136cm" svg:y="12.788cm">
          <draw:text-box>
            <text:p>container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14:59:36.422393015</meta:creation-date>
    <dc:date>2025-09-13T17:38:39.331111210</dc:date>
    <meta:editing-duration>PT1H27M11S</meta:editing-duration>
    <meta:editing-cycles>2</meta:editing-cycles>
    <meta:generator>LibreOffice/24.2.7.2$Linux_X86_64 LibreOffice_project/420$Build-2</meta:generator>
    <meta:document-statistic meta:object-count="11"/>
  </office:meta>
</office:document-meta>
</file>